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="" draw:marker-end-width="0.252cm" draw:fill="none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53cm" draw:marker-start-width="0.279cm" draw:marker-end="Arrow_20_concave" draw:marker-end-width="0.3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="none" draw:fill-color="#111111" draw:opacity="25%" draw:opacity-name="" draw:textarea-horizontal-align="justify" draw:textarea-vertical-align="middle" draw:auto-grow-height="false" fo:min-height="1.909cm" fo:min-width="2.802cm" fo:padding-top="0.151cm" fo:padding-bottom="0.151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fo:min-height="0.766cm"/>
    </style:style>
    <style:style style:name="gr5" style:family="graphic" style:parent-style-name="standard">
      <style:graphic-properties draw:stroke="none" svg:stroke-color="#000000" draw:fill="none" draw:fill-color="#ffffff" fo:min-height="1.423cm"/>
    </style:style>
    <style:style style:name="gr6" style:family="graphic" style:parent-style-name="standard">
      <style:graphic-properties draw:stroke="dash" draw:stroke-dash="Fine_20_Dashed" svg:stroke-width="0.028cm" draw:marker-start-width="0.242cm" draw:marker-end-width="0.242cm" draw:fill="none" draw:fill-color="#111111" draw:opacity="100%" draw:opacity-name="" draw:textarea-horizontal-align="justify" draw:textarea-vertical-align="middle" draw:auto-grow-height="false" fo:min-height="0.766cm" fo:min-width="3.31cm" fo:padding-top="0.139cm" fo:padding-bottom="0.139cm" fo:padding-left="0.264cm" fo:padding-right="0.264cm"/>
    </style:style>
    <style:style style:name="gr7" style:family="graphic" style:parent-style-name="standard">
      <style:graphic-properties svg:stroke-width="0.053cm" draw:marker-start="Arrow_20_concave" draw:marker-start-width="0.279cm" draw:marker-end="Arrow_20_concave" draw:marker-end-width="0.279cm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fill-color="#aadcf7" draw:textarea-horizontal-align="justify" draw:textarea-vertical-align="middle" draw:auto-grow-height="false" fo:min-height="0.131cm" fo:min-width="0cm"/>
    </style:style>
    <style:style style:name="gr9" style:family="graphic" style:parent-style-name="standard">
      <style:graphic-properties draw:fill-color="#aadcf7" draw:opacity="100%" draw:opacity-name="" draw:textarea-horizontal-align="justify" draw:textarea-vertical-align="middle" draw:auto-grow-height="false" fo:min-height="0.131cm" fo:min-width="0cm"/>
    </style:style>
    <style:style style:name="gr10" style:family="graphic" style:parent-style-name="standard">
      <style:graphic-properties draw:fill-color="#aadcf7" draw:textarea-horizontal-align="justify" draw:textarea-vertical-align="middle" draw:auto-grow-height="false" fo:min-height="0.004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111111" draw:opacity="25%"/>
      <style:paragraph-properties fo:text-align="center"/>
      <style:text-properties style:font-name="Liberation Serif"/>
    </style:style>
    <style:style style:name="P3" style:family="paragraph">
      <style:text-properties style:font-name="Liberation Serif"/>
    </style:style>
    <style:style style:name="P4" style:family="paragraph">
      <loext:graphic-properties draw:fill="none" draw:fill-color="#ffffff"/>
      <style:text-properties style:font-name="Liberation Serif"/>
    </style:style>
    <style:style style:name="P5" style:family="paragraph">
      <style:paragraph-properties fo:text-align="center"/>
      <style:text-properties style:font-name="Liberation Serif"/>
    </style:style>
    <style:style style:name="P6" style:family="paragraph">
      <loext:graphic-properties draw:fill="none" draw:fill-color="#111111" draw:opacity="100%"/>
      <style:paragraph-properties fo:text-align="center"/>
      <style:text-properties style:font-name="Liberation Serif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font-size="8pt" style:font-size-asian="8pt" style:font-size-complex="8pt"/>
    </style:style>
    <style:style style:name="P9" style:family="paragraph">
      <loext:graphic-properties draw:fill-color="#aadcf7"/>
      <style:paragraph-properties fo:text-align="center"/>
      <style:text-properties fo:font-size="8pt" style:font-size-asian="8pt" style:font-size-complex="8pt"/>
    </style:style>
    <style:style style:name="P10" style:family="paragraph">
      <loext:graphic-properties draw:fill-color="#aadcf7"/>
      <style:paragraph-properties fo:text-align="center"/>
      <style:text-properties style:font-name="Liberation Serif" fo:font-size="8pt" style:font-size-asian="8pt" style:font-size-complex="8pt"/>
    </style:style>
    <style:style style:name="P11" style:family="paragraph">
      <loext:graphic-properties draw:fill-color="#aadcf7" draw:opacity="100%"/>
      <style:paragraph-properties fo:text-align="center"/>
      <style:text-properties fo:font-size="8pt" style:font-size-asian="8pt" style:font-size-complex="8pt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4.785cm" svg:y1="2.083cm" svg:x2="4.785cm" svg:y2="1.605cm">
          <text:p/>
        </draw:line>
        <draw:line draw:style-name="gr1" draw:text-style-name="P1" draw:layer="layout" svg:x1="6.153cm" svg:y1="2.139cm" svg:x2="7.644cm" svg:y2="1.446cm">
          <text:p/>
        </draw:line>
        <draw:line draw:style-name="gr1" draw:text-style-name="P1" draw:layer="layout" svg:x1="6.112cm" svg:y1="0.656cm" svg:x2="7.615cm" svg:y2="1.442cm">
          <text:p/>
        </draw:line>
        <draw:line draw:style-name="gr1" draw:text-style-name="P1" draw:layer="layout" svg:x1="4.958cm" svg:y1="0.672cm" svg:x2="5.85cm" svg:y2="0.672cm">
          <text:p/>
        </draw:line>
        <draw:line draw:style-name="gr1" draw:text-style-name="P1" draw:layer="layout" svg:x1="4.904cm" svg:y1="2.132cm" svg:x2="5.796cm" svg:y2="2.132cm">
          <text:p/>
        </draw:line>
        <draw:line draw:style-name="gr1" draw:text-style-name="P1" draw:layer="layout" svg:x1="4.785cm" svg:y1="1.244cm" svg:x2="4.785cm" svg:y2="0.766cm">
          <text:p/>
        </draw:line>
        <draw:line draw:style-name="gr1" draw:text-style-name="P1" draw:layer="layout" svg:x1="6.731cm" svg:y1="1.442cm" svg:x2="8.05cm" svg:y2="1.442cm">
          <text:p/>
        </draw:line>
        <draw:line draw:style-name="gr1" draw:text-style-name="P1" draw:layer="layout" svg:x1="6.104cm" svg:y1="1.437cm" svg:x2="6.858cm" svg:y2="1.437cm">
          <text:p/>
        </draw:line>
        <draw:line draw:style-name="gr1" draw:text-style-name="P1" draw:layer="layout" svg:x1="4.95cm" svg:y1="1.437cm" svg:x2="5.842cm" svg:y2="1.437cm">
          <text:p/>
        </draw:line>
        <draw:line draw:style-name="gr2" draw:text-style-name="P1" draw:layer="layout" svg:x1="7.655cm" svg:y1="1.446cm" svg:x2="9.814cm" svg:y2="1.446cm">
          <text:p/>
        </draw:line>
        <draw:line draw:style-name="gr2" draw:text-style-name="P1" draw:layer="layout" svg:x1="2.183cm" svg:y1="1.44cm" svg:x2="4.342cm" svg:y2="1.44cm">
          <text:p/>
        </draw:line>
        <draw:custom-shape draw:style-name="gr3" draw:text-style-name="P2" xml:id="id1" draw:id="id1" draw:layer="layout" svg:width="3.302cm" svg:height="2.159cm" svg:x="4.342cm" svg:y="0.297cm">
          <text:p text:style-name="P5"><text:span text:style-name="T1"/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905cm" svg:height="1.016cm" svg:x="0.351cm" svg:y="0.923cm">
          <draw:text-box>
            <text:p text:style-name="P3"><text:span text:style-name="T1">input</text:span></text:p>
          </draw:text-box>
        </draw:frame>
        <draw:frame draw:style-name="gr5" draw:text-style-name="P4" draw:layer="layout" svg:width="3.261cm" svg:height="1.673cm" svg:x="9.752cm" svg:y="0.923cm">
          <draw:text-box>
            <text:p text:style-name="P3"><text:span text:style-name="T1">output</text:span></text:p>
          </draw:text-box>
        </draw:frame>
        <draw:custom-shape draw:style-name="gr6" draw:text-style-name="P6" xml:id="id2" draw:id="id2" draw:layer="layout" svg:width="3.81cm" svg:height="1.016cm" svg:x="4.09cm" svg:y="3.591cm">
          <text:p text:style-name="P5"><text:span text:style-name="T1">environment</text:span></text:p>
          <draw:enhanced-geometry svg:viewBox="0 0 21600 21600" draw:type="rectangle" draw:enhanced-path="M 0 0 L 21600 0 21600 21600 0 21600 0 0 Z N"/>
        </draw:custom-shape>
        <draw:connector draw:style-name="gr7" draw:text-style-name="P7" draw:layer="layout" svg:x1="5.993cm" svg:y1="2.456cm" svg:x2="5.995cm" svg:y2="3.591cm" draw:start-shape="id1" draw:start-glue-point="2" draw:end-shape="id2" draw:end-glue-point="0" svg:d="M5993 2456v574h2v561" svg:viewBox="0 0 3 1136">
          <text:p/>
        </draw:connector>
        <draw:custom-shape draw:style-name="gr8" draw:text-style-name="P9" draw:layer="layout" svg:width="0.381cm" svg:height="0.381cm" svg:x="4.597cm" svg:y="0.481cm">
          <text:p text:style-name="P8"><text:span text:style-name="T2">op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0.381cm" svg:height="0.381cm" svg:x="5.772cm" svg:y="0.481cm">
          <text:p text:style-name="P8"><text:span text:style-name="T2">op</text:span></text:p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0.381cm" svg:height="0.381cm" svg:x="5.788cm" svg:y="1.242cm">
          <text:p text:style-name="P8"><text:span text:style-name="T2">op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381cm" svg:height="0.381cm" svg:x="4.593cm" svg:y="1.942cm">
          <text:p text:style-name="P8"><text:span text:style-name="T2">op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0.381cm" svg:height="0.381cm" svg:x="5.788cm" svg:y="1.942cm">
          <text:p text:style-name="P8"><text:span text:style-name="T2">op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0.381cm" svg:height="0.381cm" svg:x="6.588cm" svg:y="1.242cm">
          <text:p text:style-name="P8"><text:span text:style-name="T2">op</text:span>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4.362cm" svg:y1="1.437cm" svg:x2="4.616cm" svg:y2="1.437cm">
          <text:p/>
        </draw:line>
        <draw:custom-shape draw:style-name="gr10" draw:text-style-name="P10" draw:layer="layout" svg:width="0.508cm" svg:height="0.508cm" svg:x="4.529cm" svg:y="1.183cm">
          <text:p text:style-name="P8"><text:span text:style-name="T2">if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marker-end="Arrow_20_concave" draw:marker-end-width="0cm" draw:fill="none" draw:fill-gradient-name="Gradient_20_2" draw:fill-hatch-name="Hatching_20_1" draw:fill-image-name="Bitmap_20_1" draw:fill-image-width="0cm" draw:fill-image-height="0cm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192cm" fo:page-height="4.82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1T14:28:15.048035441</meta:creation-date>
    <dc:date>2016-06-01T15:07:35.191560193</dc:date>
    <meta:editing-duration>PT8M38S</meta:editing-duration>
    <meta:editing-cycles>4</meta:editing-cycles>
    <meta:generator>LibreOffice/5.1.2.2$Linux_X86_64 LibreOffice_project/10m0$Build-2</meta:generator>
    <meta:document-statistic meta:object-count="24"/>
  </office:meta>
</office:document-meta>
</file>